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54868" officeooo:paragraph-rsid="00054868" style:font-style-asian="italic" style:font-style-complex="italic"/>
    </style:style>
    <style:style style:name="P2" style:family="paragraph" style:parent-style-name="Standard">
      <style:text-properties officeooo:rsid="00054868" officeooo:paragraph-rsid="00054868"/>
    </style:style>
    <style:style style:name="P3" style:family="paragraph" style:parent-style-name="Standard">
      <style:text-properties officeooo:rsid="00054868" officeooo:paragraph-rsid="0006d1e2"/>
    </style:style>
    <style:style style:name="P4" style:family="paragraph" style:parent-style-name="Standard">
      <style:text-properties fo:font-weight="bold" officeooo:rsid="00054868" officeooo:paragraph-rsid="00054868" style:font-weight-asian="bold" style:font-weight-complex="bold"/>
    </style:style>
    <style:style style:name="P5" style:family="paragraph" style:parent-style-name="Standard">
      <style:text-properties fo:font-style="normal" fo:font-weight="bold" officeooo:rsid="00054868" officeooo:paragraph-rsid="00054868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none" fo:font-weight="bold" officeooo:rsid="00054868" officeooo:paragraph-rsid="0005486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54868" officeooo:paragraph-rsid="00054868" style:font-weight-asian="bold" style:font-weight-complex="bold"/>
    </style:style>
    <style:style style:name="T1" style:family="text">
      <style:text-properties officeooo:rsid="0006d1e2"/>
    </style:style>
    <style:style style:name="T2" style:family="text">
      <style:text-properties officeooo:rsid="00099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nn nicht anders unter Bemerkung gekennzeichnet soll aus transparentem Plexiglas geschnitten werden. </text:p>
      <text:p text:style-name="P2"/>
      <text:p text:style-name="P2">Bezeichnung<text:tab/><text:tab/><text:tab/><text:tab/><text:tab/><text:tab/>Dateiname<text:tab/><text:tab/><text:tab/>Stärke<text:tab/><text:tab/><text:tab/>Anzahl<text:tab/><text:tab/><text:tab/>Bemerkung </text:p>
      <text:p text:style-name="P2"/>
      <text:p text:style-name="P2">Kitdropper: </text:p>
      <text:p text:style-name="P3"><text:tab/>- Seitenwand<text:tab/><text:tab/><text:tab/><text:tab/><text:tab/>k_s.dxf<text:tab/><text:tab/><text:tab/>3mm<text:tab/><text:tab/><text:tab/>2x </text:p>
      <text:p text:style-name="P3"><text:tab/>- Seitenwand_<text:span text:style-name="T1">dist</text:span><text:tab/><text:tab/><text:tab/><text:tab/>k_<text:span text:style-name="T1">d</text:span>.dxf<text:tab/><text:tab/><text:tab/>3mm<text:tab/><text:tab/><text:tab/>2x </text:p>
      <text:p text:style-name="P3"><text:tab/>- <text:span text:style-name="T1">V</text:span>orderwand<text:tab/><text:tab/><text:tab/><text:tab/><text:tab/>k_v.dxf<text:tab/><text:tab/><text:tab/>3mm<text:tab/><text:tab/><text:tab/>2x </text:p>
      <text:p text:style-name="P2"><text:tab/>- Befestigungsleiste<text:tab/><text:tab/><text:tab/><text:tab/>k_bef.dxf<text:tab/><text:tab/><text:tab/>3mm<text:tab/><text:tab/><text:tab/>2x</text:p>
      <text:p text:style-name="P2"><text:tab/>- Dropper<text:tab/><text:tab/><text:tab/><text:tab/><text:tab/>k_drp.dxf<text:tab/><text:tab/><text:tab/>5mm<text:tab/><text:tab/><text:tab/>1x</text:p>
      <text:p text:style-name="P2"><text:tab/>- Servohalter<text:tab/><text:tab/><text:tab/><text:tab/><text:tab/>k_srv.dxf<text:tab/><text:tab/><text:tab/>3mm<text:tab/><text:tab/><text:tab/>1x </text:p>
      <text:p text:style-name="P2"><text:tab/>- Rescuekits<text:tab/><text:tab/><text:tab/><text:tab/><text:tab/>k_kit.dxf<text:tab/><text:tab/><text:tab/>6mm<text:tab/><text:tab/><text:tab/>12x<text:tab/><text:tab/><text:tab/>farbiges Plexiglas! </text:p>
      <text:p text:style-name="P4">- ca. 0.0<text:span text:style-name="T2">12</text:span>m² in 3mm Stärke </text:p>
      <text:p text:style-name="P4">- ca. 0.001<text:span text:style-name="T2">3</text:span>m² in 5mm Stärke </text:p>
      <text:p text:style-name="P4">- ca. 0.00<text:span text:style-name="T2">246</text:span>m² in 6mm Stärke </text:p>
      <text:p text:style-name="P2"/>
      <text:p text:style-name="P2">Untere Ebene (lowerstage): </text:p>
      <text:p text:style-name="P2"><text:tab/>- Ebene<text:tab/><text:tab/><text:tab/><text:tab/><text:tab/>l_e.dxf<text:tab/><text:tab/><text:tab/><text:tab/>6mm<text:tab/><text:tab/><text:tab/>1x </text:p>
      <text:p text:style-name="P2"><text:tab/>- SRF10 Halter<text:tab/><text:tab/><text:tab/><text:tab/><text:tab/><text:tab/><text:tab/><text:tab/><text:tab/><text:tab/><text:tab/><text:tab/><text:tab/><text:tab/>siehe mittlere Ebene </text:p>
      <text:p text:style-name="P2"><text:tab/>- Sharp Senshalter s<text:tab/><text:tab/><text:tab/><text:tab/><text:tab/><text:tab/><text:tab/><text:tab/><text:tab/><text:tab/><text:tab/><text:tab/><text:tab/><text:tab/>siehe mittlere Ebene </text:p>
      <text:p text:style-name="P5">- ca. 0.0247m² in 6mm Stärke </text:p>
      <text:p text:style-name="P2"/>
      <text:p text:style-name="P2">Mittlere Ebene (middlestage): </text:p>
      <text:p text:style-name="P2"><text:tab/>- Ebene<text:tab/><text:tab/><text:tab/><text:tab/><text:tab/>m_e.dxf<text:tab/><text:tab/><text:tab/>3mm<text:tab/><text:tab/><text:tab/>1x </text:p>
      <text:p text:style-name="P2"><text:tab/>- Sharp Senshalter l<text:tab/><text:tab/><text:tab/><text:tab/>m_shl.dxf<text:tab/><text:tab/><text:tab/>3mm<text:tab/><text:tab/><text:tab/>6x </text:p>
      <text:p text:style-name="P2"><text:tab/>- Sharp Senshalter s<text:tab/><text:tab/><text:tab/><text:tab/>m_shs.dxf<text:tab/><text:tab/><text:tab/>3mm<text:tab/><text:tab/><text:tab/>5x </text:p>
      <text:p text:style-name="P2"><text:tab/>- SRF10 Halter<text:tab/><text:tab/><text:tab/><text:tab/>m_srf.dxf<text:tab/><text:tab/><text:tab/>3mm<text:tab/><text:tab/><text:tab/>3x </text:p>
      <text:p text:style-name="P4">- ca. 0.05m² in 3mm Stärke </text:p>
      <text:p text:style-name="P2"/>
      <text:p text:style-name="P2">Obere Ebene (upperstage): </text:p>
      <text:p text:style-name="P2"><text:tab/>- Ebene<text:tab/><text:tab/><text:tab/><text:tab/><text:tab/>u_e.dxf<text:tab/><text:tab/><text:tab/>4mm<text:tab/><text:tab/><text:tab/>1x </text:p>
      <text:p text:style-name="P4">- ca. 0.0361m² in 4mm Stärke </text:p>
      <text:p text:style-name="P2"/>
      <text:p text:style-name="P6"><text:s/>GESAMT: </text:p>
      <text:p text:style-name="P6"><text:soft-page-break/>- ca. 0.0<text:span text:style-name="T2">7</text:span>m² in 3mm Stärke </text:p>
      <text:p text:style-name="P6">- ca. 0.0361m² in 4mm Stärke </text:p>
      <text:p text:style-name="P6">- ca. 0.001<text:span text:style-name="T2">3</text:span>m² in 5mm Stärke </text:p>
      <text:p text:style-name="P6">- ca. 0.0<text:span text:style-name="T2">3</text:span>m² in 6mm Stärke </text:p>
      <text:p text:style-name="P7">INSGESAMT ca. 0.1<text:span text:style-name="T2">4</text:span>m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lumenkamp</meta:initial-creator>
    <meta:creation-date>2014-04-10T17:57:45</meta:creation-date>
    <dc:date>2014-04-11T12:49:01</dc:date>
    <dc:creator>Jan Blumenkamp</dc:creator>
    <meta:editing-duration>PT13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2" meta:paragraph-count="33" meta:word-count="187" meta:character-count="1199" meta:non-whitespace-character-count="871"/>
  </office:meta>
</office:document-meta>
</file>